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ill Sans MT" svg:font-family="'Gill Sans MT'" style:font-family-generic="swiss"/>
    <style:font-face style:name="Manifold CF" svg:font-family="'Manifold CF'" style:font-adornments="Regular" style:font-family-generic="modern" style:font-pitch="variable"/>
    <style:font-face style:name="Manifold Extended CF" svg:font-family="'Manifold Extended CF'" style:font-adornments="Regular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69155" officeooo:paragraph-rsid="00169155"/>
    </style:style>
    <style:style style:name="P2" style:family="paragraph" style:parent-style-name="Heading_20_1">
      <style:paragraph-properties fo:text-align="center" style:justify-single-word="false"/>
      <style:text-properties fo:font-size="18pt" officeooo:rsid="00169155" officeooo:paragraph-rsid="00169155" style:font-size-asian="18pt" style:font-size-complex="18pt"/>
    </style:style>
    <style:style style:name="T1" style:family="text">
      <style:text-properties officeooo:rsid="00169155"/>
    </style:style>
    <style:style style:name="T2" style:family="text">
      <style:text-properties officeooo:rsid="001a6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ashi</text:p>
      <text:h text:style-name="P2" text:outline-level="1">Internal Logic of Search:</text:h>
      <text:p text:style-name="Text_20_body">The basic internal logic of the search functionality <text:span text:style-name="T1">is based on the inverted index as the basis for traversing through the podcast transcripts. Each transcript is taken, parsed, and then broken up into terms that are associated with a timestamp. The positions of the terms within the timestamp are then noted and recorded with their relationship with the transcript document. </text:span><text:span text:style-name="T2">Whilst this logic appears easy at first there additional considerations that are going to require examination to completely understand what is going 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ill Sans MT" svg:font-family="'Gill Sans MT'" style:font-family-generic="swiss"/>
    <style:font-face style:name="Manifold CF" svg:font-family="'Manifold CF'" style:font-adornments="Regular" style:font-family-generic="modern" style:font-pitch="variable"/>
    <style:font-face style:name="Manifold Extended CF" svg:font-family="'Manifold Extended CF'" style:font-adornments="Regular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Gill Sans MT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Gill Sans MT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anifold CF" fo:font-family="'Manifold CF'" style:font-style-name="Regular" style:font-family-generic="modern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fo:text-transform="uppercase" style:font-name="Manifold Extended CF" fo:font-family="'Manifold Extended CF'" style:font-style-name="Regular" style:font-family-generic="moder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Gill Sans MT" fo:font-family="'Gill Sans MT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Gill Sans MT" fo:font-family="'Gill Sans MT'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ill Sans MT" fo:font-family="'Gill Sans MT'" style:font-family-generic="swiss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9T15:37:56.654955500</meta:creation-date>
    <dc:date>2025-06-09T15:57:19.767590900</dc:date>
    <meta:editing-duration>PT19M23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3" meta:word-count="88" meta:character-count="560" meta:non-whitespace-character-count="475"/>
  </office:meta>
</office:document-meta>
</file>